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56.96pt"/>
    </style:style>
    <style:style style:name="co2" style:family="table-column">
      <style:table-column-properties fo:break-before="auto" style:column-width="363.91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366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ytek.tn">
      <style:table-properties table:display="true" style:writing-mode="lr-tb"/>
    </style:style>
    <style:style style:name="ta2" style:family="table" style:master-page-name="PageStyle_5f_tunisianet.com.tn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ytek.t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✅ TC-001: Search for "laptop"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C-00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Search function with lowercase keywor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ondition</text:p>
          </table:table-cell>
          <table:table-cell table:style-name="ce2" office:value-type="string" calcext:value-type="string">
            <text:p>User is on homepa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3">
            <text:p>Steps</text:p>
          </table:table-cell>
          <table:table-cell table:style-name="ce2" office:value-type="string" calcext:value-type="string">
            <text:p>1. Click on the search bar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2" office:value-type="string" calcext:value-type="string">
            <text:p>2. Type “laptop”</text:p>
          </table:table-cell>
          <table:table-cell table:number-columns-repeated="1022"/>
        </table:table-row>
        <table:table-row table:style-name="ro1">
          <table:covered-table-cell table:style-name="ce5"/>
          <table:table-cell table:style-name="ce2" office:value-type="string" calcext:value-type="string">
            <text:p>3. Press En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Laptop products app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“No product found”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❌ Fai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Search is case-sensitive. Should accept lowercase.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✅ TC-002: Search for "PC" (uppercase)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C-00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Search function with uppercase keywor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ondition</text:p>
          </table:table-cell>
          <table:table-cell table:style-name="ce2" office:value-type="string" calcext:value-type="string">
            <text:p>User is on homepa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2">
            <text:p>Steps</text:p>
          </table:table-cell>
          <table:table-cell table:style-name="ce2" office:value-type="string" calcext:value-type="string">
            <text:p>1. Type “PC” into search</text:p>
          </table:table-cell>
          <table:table-cell table:number-columns-repeated="1022"/>
        </table:table-row>
        <table:table-row table:style-name="ro1">
          <table:covered-table-cell table:style-name="ce5"/>
          <table:table-cell table:style-name="ce2" office:value-type="string" calcext:value-type="string">
            <text:p>2. Press En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PC-related products app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Results displayed successfull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✅ Pas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Search works with uppercase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✅ TC-003: Search with special characters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C-00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Search with invalid input (special characters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ondition</text:p>
          </table:table-cell>
          <table:table-cell table:style-name="ce2" office:value-type="string" calcext:value-type="string">
            <text:p>User is on homepa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2">
            <text:p>Steps</text:p>
          </table:table-cell>
          <table:table-cell table:style-name="ce2" office:value-type="string" calcext:value-type="string">
            <text:p>1. Type “#####” into search</text:p>
          </table:table-cell>
          <table:table-cell table:number-columns-repeated="1022"/>
        </table:table-row>
        <table:table-row table:style-name="ro1">
          <table:covered-table-cell table:style-name="ce5"/>
          <table:table-cell table:style-name="ce2" office:value-type="string" calcext:value-type="string">
            <text:p>2. Press En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Message: “No product found”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ame message appear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✅ Pas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Expected behavior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✅ TC-004: Add a Product to Cart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C-00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Verify user can add a product to the car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ondition</text:p>
          </table:table-cell>
          <table:table-cell table:style-name="ce2" office:value-type="string" calcext:value-type="string">
            <text:p>User is on a product pa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4">
            <text:p>Steps</text:p>
          </table:table-cell>
          <table:table-cell table:style-name="ce2" office:value-type="string" calcext:value-type="string">
            <text:p>1-Go to homepage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2" office:value-type="string" calcext:value-type="string">
            <text:p>2-Search for a product (e.g. "PC")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2" office:value-type="string" calcext:value-type="string">
            <text:p>3-Click on a product</text:p>
          </table:table-cell>
          <table:table-cell table:number-columns-repeated="1022"/>
        </table:table-row>
        <table:table-row table:style-name="ro1">
          <table:covered-table-cell table:style-name="ce5"/>
          <table:table-cell table:style-name="ce2" office:value-type="string" calcext:value-type="string">
            <text:p>4-Click on "Add to Cart" butt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Product is added to the cart successfull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Product added and confirmation is show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✅ Pas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ments </text:p>
          </table:table-cell>
          <table:table-cell table:style-name="ce2" office:value-type="string" calcext:value-type="string">
            <text:p>No issue found. Cart updated correctl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✅ TC-005: Checkout without Logging In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C-00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Verify guest user cannot reach checkout pag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ondition</text:p>
          </table:table-cell>
          <table:table-cell table:style-name="ce2" office:value-type="string" calcext:value-type="string">
            <text:p>User has product in car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3">
            <text:p>Steps</text:p>
          </table:table-cell>
          <table:table-cell table:style-name="ce2" office:value-type="string" calcext:value-type="string">
            <text:p>Add product to cart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2" office:value-type="string" calcext:value-type="string">
            <text:p>Go to cart page</text:p>
          </table:table-cell>
          <table:table-cell table:number-columns-repeated="1022"/>
        </table:table-row>
        <table:table-row table:style-name="ro1">
          <table:covered-table-cell table:style-name="ce5"/>
          <table:table-cell table:style-name="ce2" office:value-type="string" calcext:value-type="string">
            <text:p>Click "Proceed to Checkout" without logging in |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User should be redirected to login or asked to create an accoun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User blocked from accessing checko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✅ Pas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Security feature works correctl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✅ TC-006: Search Input with Spaces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C-0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Verify search works when input has spaces before/af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ondition</text:p>
          </table:table-cell>
          <table:table-cell table:style-name="ce2" office:value-type="string" calcext:value-type="string">
            <text:p>User is on homepag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 table:number-columns-spanned="1" table:number-rows-spanned="2">
            <text:p>Steps</text:p>
          </table:table-cell>
          <table:table-cell table:style-name="ce2" office:value-type="string" calcext:value-type="string">
            <text:p>Type " PC " with leading/trailing spaces into search</text:p>
          </table:table-cell>
          <table:table-cell table:number-columns-repeated="1022"/>
        </table:table-row>
        <table:table-row table:style-name="ro1">
          <table:covered-table-cell table:style-name="ce5"/>
          <table:table-cell table:style-name="ce2" office:value-type="string" calcext:value-type="string">
            <text:p>Press Enter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Search trims spaces and shows correct results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Results displayed successfull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✅ Pas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Search should ignore extra spaces</text:p>
          </table:table-cell>
          <table:table-cell table:number-columns-repeated="1022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unisianet.com.tn" table:style-name="ta2">
        <table:table-column table:style-name="co4" table:default-cell-style-name="Default"/>
        <table:table-column table:style-name="co5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✅ TC-001: Search for "ordinateur"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C-00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verify search returns products when type "ordinateur"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ondition</text:p>
          </table:table-cell>
          <table:table-cell table:style-name="ce2" office:value-type="string" calcext:value-type="string">
            <text:p>User is on homepa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3">
            <text:p>Steps</text:p>
          </table:table-cell>
          <table:table-cell table:style-name="ce2" office:value-type="string" calcext:value-type="string">
            <text:p>1. Click on the search bar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2" office:value-type="string" calcext:value-type="string">
            <text:p>2. Type “ordinateur”</text:p>
          </table:table-cell>
          <table:table-cell table:number-columns-repeated="1022"/>
        </table:table-row>
        <table:table-row table:style-name="ro1">
          <table:covered-table-cell table:style-name="ce5"/>
          <table:table-cell table:style-name="ce2" office:value-type="string" calcext:value-type="string">
            <text:p>3. Press En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Relevant laptop products should app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Unrelated products appear instea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❌ Fai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Search should return relevant products or show “No products found” if none match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✅ TC-002: Search for "CLAVIER" (uppercase)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C-00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Search function with uppercase keywor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ondition</text:p>
          </table:table-cell>
          <table:table-cell table:style-name="ce2" office:value-type="string" calcext:value-type="string">
            <text:p>User is on homepa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2">
            <text:p>Steps</text:p>
          </table:table-cell>
          <table:table-cell table:style-name="ce2" office:value-type="string" calcext:value-type="string">
            <text:p>1. Type “CLAVIER” into search</text:p>
          </table:table-cell>
          <table:table-cell table:number-columns-repeated="1022"/>
        </table:table-row>
        <table:table-row table:style-name="ro1">
          <table:covered-table-cell table:style-name="ce5"/>
          <table:table-cell table:style-name="ce2" office:value-type="string" calcext:value-type="string">
            <text:p>2. Press En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Relevant products related to “clavier” app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Products displayed successfull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✅ Pas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Search works correctly with uppercase letters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✅ TC-003: Search with special characters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C-00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Search with invalid input (special characters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ondition</text:p>
          </table:table-cell>
          <table:table-cell table:style-name="ce2" office:value-type="string" calcext:value-type="string">
            <text:p>User is on homepa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2">
            <text:p>Steps</text:p>
          </table:table-cell>
          <table:table-cell table:style-name="ce2" office:value-type="string" calcext:value-type="string">
            <text:p>1. Type “#####” into search</text:p>
          </table:table-cell>
          <table:table-cell table:number-columns-repeated="1022"/>
        </table:table-row>
        <table:table-row table:style-name="ro1">
          <table:covered-table-cell table:style-name="ce5"/>
          <table:table-cell table:style-name="ce2" office:value-type="string" calcext:value-type="string">
            <text:p>2. Press En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Message: “No product found”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ame message appear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✅ Pas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System correctly handles invalid characters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✅ TC-004: Add a Product to Cart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C-00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Verify user can add a product to the car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ondition</text:p>
          </table:table-cell>
          <table:table-cell table:style-name="ce2" office:value-type="string" calcext:value-type="string">
            <text:p>User is on a product pa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4">
            <text:p>Steps</text:p>
          </table:table-cell>
          <table:table-cell table:style-name="ce2" office:value-type="string" calcext:value-type="string">
            <text:p>1-Go to homepage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2" office:value-type="string" calcext:value-type="string">
            <text:p>2-Search for a product (e.g. "PC")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2" office:value-type="string" calcext:value-type="string">
            <text:p>3-Click on a product</text:p>
          </table:table-cell>
          <table:table-cell table:number-columns-repeated="1022"/>
        </table:table-row>
        <table:table-row table:style-name="ro1">
          <table:covered-table-cell table:style-name="ce5"/>
          <table:table-cell table:style-name="ce2" office:value-type="string" calcext:value-type="string">
            <text:p>4-Click on "Add to Cart" butt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Product is added to the cart successfull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Product added and confirmation is show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✅ Pas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ments </text:p>
          </table:table-cell>
          <table:table-cell table:style-name="ce2" office:value-type="string" calcext:value-type="string">
            <text:p>No issue found. Cart updated correctly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✅ TC-005: Checkout without Logging In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C-00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Verify guest user cannot reach checkout pag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ondition</text:p>
          </table:table-cell>
          <table:table-cell table:style-name="ce2" office:value-type="string" calcext:value-type="string">
            <text:p>User has product in car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3">
            <text:p>Steps</text:p>
          </table:table-cell>
          <table:table-cell table:style-name="ce2" office:value-type="string" calcext:value-type="string">
            <text:p>Add product to cart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2" office:value-type="string" calcext:value-type="string">
            <text:p>Go to cart page</text:p>
          </table:table-cell>
          <table:table-cell table:number-columns-repeated="1022"/>
        </table:table-row>
        <table:table-row table:style-name="ro1">
          <table:covered-table-cell table:style-name="ce5"/>
          <table:table-cell table:style-name="ce2" office:value-type="string" calcext:value-type="string">
            <text:p>Click "Proceed to Checkout" without logging in |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User should be redirected to login or asked to create an accoun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User blocked from accessing checko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✅ Pas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Guest restrictions work properly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✅ TC-006: Search Input with Spaces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C-0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Verify search works when input has spaces before/af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ondition</text:p>
          </table:table-cell>
          <table:table-cell table:style-name="ce2" office:value-type="string" calcext:value-type="string">
            <text:p>User is on homepag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 table:number-columns-spanned="1" table:number-rows-spanned="2">
            <text:p>Steps</text:p>
          </table:table-cell>
          <table:table-cell table:style-name="ce2" office:value-type="string" calcext:value-type="string">
            <text:p>Type " PC " with leading/trailing spaces into search</text:p>
          </table:table-cell>
          <table:table-cell table:number-columns-repeated="1022"/>
        </table:table-row>
        <table:table-row table:style-name="ro1">
          <table:covered-table-cell table:style-name="ce5"/>
          <table:table-cell table:style-name="ce2" office:value-type="string" calcext:value-type="string">
            <text:p>Press Enter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Search trims spaces and shows correct results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Results displayed successfull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✅ Pas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Search should ignore extra spaces</text:p>
          </table:table-cell>
          <table:table-cell table:number-columns-repeated="1022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ytek.tn" style:display-name="PageStyle_mytek.t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unisianet.com.tn" style:display-name="PageStyle_tunisianet.com.t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48" meta:object-count="0"/>
    <meta:generator>LibreOfficeDev/6.0.5.2$Linux_X86_64 LibreOffice_project/</meta:generator>
  </office:meta>
</office:document-meta>
</file>